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ing_20_3">
      <style:paragraph-properties fo:margin-top="0.071cm" fo:margin-bottom="0.071cm" style:snap-to-layout-grid="false"/>
    </style:style>
    <style:style style:name="P6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5" text:outline-level="3">OPINIÓN PERSONAL</text:h>
          </table:table-cell>
          <table:table-cell table:style-name="Tabla1.A1" office:value-type="string">
            <text:p text:style-name="P4">OP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9:00</meta:creation-date>
    <dc:creator>Ángel Millán</dc:creator>
    <dc:date>2008-05-28T07:29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6"/>
  </office:meta>
</office:document-meta>
</file>